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charset="x-symbol"/>
    <style:font-face style:name="Wingdings 2" svg:font-family="'Wingdings 2'" style:font-charset="x-symbol"/>
    <style:font-face style:name="Arial" svg:font-family="Arial"/>
    <style:font-face style:name="StarSymbol1" svg:font-family="StarSymbol"/>
    <style:font-face style:name="StarSymbol" svg:font-family="StarSymbol, 'Arial Unicode MS'"/>
    <style:font-face style:name="Tahoma" svg:font-family="Tahoma"/>
    <style:font-face style:name="Times" svg:font-family="Times"/>
    <style:font-face style:name="Times1" svg:font-family="Times, 'Times New Roman'"/>
    <style:font-face style:name="DejaVu Sans Mono" svg:font-family="'DejaVu Sans Mono'" style:font-family-generic="modern"/>
    <style:font-face style:name="Helvetica" svg:font-family="Helvetica" style:font-family-generic="swiss"/>
    <style:font-face style:name="DejaVu Sans Mono1" svg:font-family="'DejaVu Sans Mono'" style:font-family-generic="modern" style:font-pitch="fixed"/>
    <style:font-face style:name="DejaVu Sans1" svg:font-family="'DejaVu Sans'" style:font-pitch="variable"/>
    <style:font-face style:name="Arial1"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left" style:writing-mode="lr-tb"/>
    </style:style>
    <style:style style:name="Table1.A" style:family="table-column">
      <style:table-column-properties style:column-width="2.669cm"/>
    </style:style>
    <style:style style:name="Table1.B" style:family="table-column">
      <style:table-column-properties style:column-width="2.759cm"/>
    </style:style>
    <style:style style:name="Table1.C" style:family="table-column">
      <style:table-column-properties style:column-width="11.571cm"/>
    </style:style>
    <style:style style:name="Table1.A1" style:family="table-cell">
      <style:table-cell-properties style:vertical-align="middle" fo:background-color="#ccccff" style:border-line-width-left="0.002cm 0.088cm 0.088cm" style:border-line-width-top="0.002cm 0.088cm 0.088cm" style:border-line-width-bottom="0.002cm 0.088cm 0.002cm" fo:padding="0.106cm" fo:border-left="0.178cm double #808080" fo:border-right="none" fo:border-top="0.178cm double #808080" fo:border-bottom="0.092cm double #808080">
        <style:background-image/>
      </style:table-cell-properties>
    </style:style>
    <style:style style:name="Table1.B1" style:family="table-cell">
      <style:table-cell-properties style:vertical-align="middle" fo:background-color="#ccccff" style:border-line-width-left="0.002cm 0.088cm 0.002cm" style:border-line-width-top="0.002cm 0.088cm 0.088cm" style:border-line-width-bottom="0.002cm 0.088cm 0.002cm" fo:padding="0.106cm" fo:border-left="0.092cm double #808080" fo:border-right="none" fo:border-top="0.178cm double #808080" fo:border-bottom="0.092cm double #808080">
        <style:background-image/>
      </style:table-cell-properties>
    </style:style>
    <style:style style:name="Table1.C1" style:family="table-cell">
      <style:table-cell-properties style:vertical-align="middle" fo:background-color="#ccccff" style:border-line-width-left="0.002cm 0.088cm 0.002cm" style:border-line-width-right="0.002cm 0.088cm 0.088cm" style:border-line-width-top="0.002cm 0.088cm 0.088cm" style:border-line-width-bottom="0.002cm 0.088cm 0.002cm" fo:padding="0.106cm" fo:border-left="0.092cm double #808080" fo:border-right="0.178cm double #808080" fo:border-top="0.178cm double #808080" fo:border-bottom="0.092cm double #808080">
        <style:background-image/>
      </style:table-cell-properties>
    </style:style>
    <style:style style:name="Table1.A2" style:family="table-cell">
      <style:table-cell-properties style:vertical-align="middle" style:border-line-width-left="0.002cm 0.088cm 0.088cm" style:border-line-width-bottom="0.002cm 0.088cm 0.002cm" fo:padding="0.106cm" fo:border-left="0.178cm double #808080" fo:border-right="none" fo:border-top="none" fo:border-bottom="0.092cm double #808080"/>
    </style:style>
    <style:style style:name="Table1.B2.1.1" style:family="table-cell">
      <style:table-cell-properties style:vertical-align="middle" style:border-line-width-left="0.002cm 0.088cm 0.002cm" style:border-line-width-bottom="0.002cm 0.088cm 0.002cm" fo:padding="0.106cm" fo:border-left="0.092cm double #808080" fo:border-right="none" fo:border-top="none" fo:border-bottom="0.092cm double #808080"/>
    </style:style>
    <style:style style:name="Table1.B2.2.1" style:family="table-cell">
      <style:table-cell-properties style:vertical-align="middle" style:border-line-width-left="0.002cm 0.088cm 0.002cm" style:border-line-width-right="0.002cm 0.088cm 0.088cm" style:border-line-width-bottom="0.002cm 0.088cm 0.002cm" fo:padding="0.106cm" fo:border-left="0.092cm double #808080" fo:border-right="0.178cm double #808080" fo:border-top="none" fo:border-bottom="0.092cm double #808080"/>
    </style:style>
    <style:style style:name="Table1.B2.1.2" style:family="table-cell">
      <style:table-cell-properties style:vertical-align="middle" fo:background-color="#e1e1ff" style:border-line-width-left="0.002cm 0.088cm 0.002cm" style:border-line-width-bottom="0.002cm 0.088cm 0.002cm" fo:padding="0.106cm" fo:border-left="0.092cm double #808080" fo:border-right="none" fo:border-top="none" fo:border-bottom="0.092cm double #808080">
        <style:background-image/>
      </style:table-cell-properties>
    </style:style>
    <style:style style:name="Table1.B2.2.2" style:family="table-cell">
      <style:table-cell-properties style:vertical-align="middle" fo:background-color="#e1e1ff" style:border-line-width-left="0.002cm 0.088cm 0.002cm" style:border-line-width-right="0.002cm 0.088cm 0.088cm" style:border-line-width-bottom="0.002cm 0.088cm 0.002cm" fo:padding="0.106cm" fo:border-left="0.092cm double #808080" fo:border-right="0.178cm double #808080" fo:border-top="none" fo:border-bottom="0.092cm double #808080">
        <style:background-image/>
      </style:table-cell-properties>
    </style:style>
    <style:style style:name="Table1.A4" style:family="table-cell">
      <style:table-cell-properties style:vertical-align="middle" fo:background-color="#e1e1ff" style:border-line-width-left="0.002cm 0.088cm 0.088cm" style:border-line-width-bottom="0.002cm 0.088cm 0.088cm" fo:padding="0.106cm" fo:border-left="0.178cm double #808080" fo:border-right="none" fo:border-top="none" fo:border-bottom="0.178cm double #808080">
        <style:background-image/>
      </style:table-cell-properties>
    </style:style>
    <style:style style:name="Table1.B4.1.10" style:family="table-cell">
      <style:table-cell-properties style:vertical-align="middle" style:border-line-width-left="0.002cm 0.088cm 0.002cm" style:border-line-width-bottom="0.002cm 0.088cm 0.088cm" fo:padding="0.106cm" fo:border-left="0.092cm double #808080" fo:border-right="none" fo:border-top="none" fo:border-bottom="0.178cm double #808080"/>
    </style:style>
    <style:style style:name="Table1.B4.2.10" style:family="table-cell">
      <style:table-cell-properties style:vertical-align="middle" style:border-line-width-left="0.002cm 0.088cm 0.002cm" style:border-line-width-right="0.002cm 0.088cm 0.088cm" style:border-line-width-bottom="0.002cm 0.088cm 0.088cm" fo:padding="0.106cm" fo:border-left="0.092cm double #808080" fo:border-right="0.178cm double #808080" fo:border-top="none" fo:border-bottom="0.178cm double #808080"/>
    </style:style>
    <style:style style:name="Table2" style:family="table">
      <style:table-properties style:width="16.999cm" table:align="center" style:writing-mode="lr-tb"/>
    </style:style>
    <style:style style:name="Table2.A" style:family="table-column">
      <style:table-column-properties style:column-width="3.297cm"/>
    </style:style>
    <style:style style:name="Table2.B" style:family="table-column">
      <style:table-column-properties style:column-width="13.702cm"/>
    </style:style>
    <style:style style:name="Table2.A1" style:family="table-cell">
      <style:table-cell-properties style:vertical-align="middle" fo:background-color="#ccccff" style:border-line-width-left="0.002cm 0.088cm 0.088cm" style:border-line-width-top="0.002cm 0.088cm 0.088cm" style:border-line-width-bottom="0.002cm 0.088cm 0.002cm" fo:padding="0.106cm" fo:border-left="0.178cm double #808080" fo:border-right="none" fo:border-top="0.178cm double #808080" fo:border-bottom="0.092cm double #808080">
        <style:background-image/>
      </style:table-cell-properties>
    </style:style>
    <style:style style:name="Table2.B1" style:family="table-cell">
      <style:table-cell-properties style:vertical-align="middle" fo:background-color="#ccccff" style:border-line-width-left="0.002cm 0.088cm 0.002cm" style:border-line-width-right="0.002cm 0.088cm 0.088cm" style:border-line-width-top="0.002cm 0.088cm 0.088cm" style:border-line-width-bottom="0.002cm 0.088cm 0.002cm" fo:padding="0.106cm" fo:border-left="0.092cm double #808080" fo:border-right="0.178cm double #808080" fo:border-top="0.178cm double #808080" fo:border-bottom="0.092cm double #808080">
        <style:background-image/>
      </style:table-cell-properties>
    </style:style>
    <style:style style:name="Table2.A2" style:family="table-cell">
      <style:table-cell-properties style:vertical-align="middle" style:border-line-width-left="0.002cm 0.088cm 0.088cm" style:border-line-width-bottom="0.002cm 0.088cm 0.002cm" fo:padding="0.106cm" fo:border-left="0.178cm double #808080" fo:border-right="none" fo:border-top="none" fo:border-bottom="0.092cm double #808080"/>
    </style:style>
    <style:style style:name="Table2.B2" style:family="table-cell">
      <style:table-cell-properties style:vertical-align="middle" style:border-line-width-left="0.002cm 0.088cm 0.002cm" style:border-line-width-right="0.002cm 0.088cm 0.088cm" style:border-line-width-bottom="0.002cm 0.088cm 0.002cm" fo:padding="0.106cm" fo:border-left="0.092cm double #808080" fo:border-right="0.178cm double #808080" fo:border-top="none" fo:border-bottom="0.092cm double #808080"/>
    </style:style>
    <style:style style:name="Table2.A3" style:family="table-cell">
      <style:table-cell-properties style:vertical-align="middle" fo:background-color="#e1e1ff" style:border-line-width-left="0.002cm 0.088cm 0.088cm" style:border-line-width-bottom="0.002cm 0.088cm 0.002cm" fo:padding="0.106cm" fo:border-left="0.178cm double #808080" fo:border-right="none" fo:border-top="none" fo:border-bottom="0.092cm double #808080">
        <style:background-image/>
      </style:table-cell-properties>
    </style:style>
    <style:style style:name="Table2.B3" style:family="table-cell">
      <style:table-cell-properties style:vertical-align="middle" fo:background-color="#e1e1ff" style:border-line-width-left="0.002cm 0.088cm 0.002cm" style:border-line-width-right="0.002cm 0.088cm 0.088cm" style:border-line-width-bottom="0.002cm 0.088cm 0.002cm" fo:padding="0.106cm" fo:border-left="0.092cm double #808080" fo:border-right="0.178cm double #808080" fo:border-top="none" fo:border-bottom="0.092cm double #808080">
        <style:background-image/>
      </style:table-cell-properties>
    </style:style>
    <style:style style:name="Table2.A5" style:family="table-cell">
      <style:table-cell-properties style:vertical-align="middle" fo:background-color="#e1e1ff" style:border-line-width-left="0.002cm 0.088cm 0.088cm" style:border-line-width-bottom="0.002cm 0.088cm 0.088cm" fo:padding="0.106cm" fo:border-left="0.178cm double #808080" fo:border-right="none" fo:border-top="none" fo:border-bottom="0.178cm double #808080">
        <style:background-image/>
      </style:table-cell-properties>
    </style:style>
    <style:style style:name="Table2.B5" style:family="table-cell">
      <style:table-cell-properties style:vertical-align="middle" fo:background-color="#e1e1ff" style:border-line-width-left="0.002cm 0.088cm 0.002cm" style:border-line-width-right="0.002cm 0.088cm 0.088cm" style:border-line-width-bottom="0.002cm 0.088cm 0.088cm" fo:padding="0.106cm" fo:border-left="0.092cm double #808080" fo:border-right="0.178cm double #808080" fo:border-top="none" fo:border-bottom="0.178cm double #808080">
        <style:background-image/>
      </style:table-cell-properties>
    </style:style>
    <style:style style:name="P1" style:family="paragraph" style:parent-style-name="Text_20_body">
      <style:paragraph-properties fo:margin-top="0.423cm" fo:margin-bottom="0.212cm"/>
    </style:style>
    <style:style style:name="P2" style:family="paragraph" style:parent-style-name="Text_20_body">
      <style:paragraph-properties fo:margin-top="0.423cm" fo:margin-bottom="0.212cm"/>
      <style:text-properties style:use-window-font-color="true" fo:font-size="14pt" fo:language="en" fo:country="GB" style:letter-kerning="true" style:font-name-asian="DejaVu Sans1" style:font-size-asian="14pt" style:language-asian="en" style:country-asian="US" style:font-name-complex="DejaVu Sans1" style:font-size-complex="14pt" style:language-complex="en" style:country-complex="U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none"/>
    </style:style>
    <style:style style:name="P6" style:family="paragraph" style:parent-style-name="Text_20_body">
      <style:paragraph-properties fo:margin-left="1.251cm" fo:margin-right="0cm" fo:text-indent="0cm" style:auto-text-indent="false"/>
    </style:style>
    <style:style style:name="P7" style:family="paragraph" style:parent-style-name="Standard">
      <style:text-properties style:use-window-font-color="true" fo:font-size="14pt" fo:language="en" fo:country="GB" style:letter-kerning="true" style:font-name-asian="DejaVu Sans1" style:font-size-asian="14pt" style:language-asian="en" style:country-asian="US" style:font-name-complex="DejaVu Sans1" style:font-size-complex="14pt" style:language-complex="en" style:country-complex="US"/>
    </style:style>
    <style:style style:name="P8" style:family="paragraph" style:parent-style-name="Standard">
      <style:paragraph-properties fo:orphans="0" fo:widows="0" style:text-autospace="none"/>
    </style:style>
    <style:style style:name="P9" style:family="paragraph" style:parent-style-name="Standard">
      <style:paragraph-properties fo:orphans="0" fo:widows="0" style:text-autospace="none"/>
      <style:text-properties style:font-name-complex="Arial1"/>
    </style:style>
    <style:style style:name="P10" style:family="paragraph" style:parent-style-name="Standard">
      <style:paragraph-properties fo:orphans="0" fo:widows="0" style:text-autospace="none"/>
      <style:text-properties fo:color="#000000" style:font-name-complex="Arial1"/>
    </style:style>
    <style:style style:name="P11" style:family="paragraph" style:parent-style-name="Standard">
      <style:paragraph-properties fo:text-align="start" style:justify-single-word="false" fo:orphans="0" fo:widows="0" style:text-autospace="none"/>
      <style:text-properties fo:color="#000000" style:font-name-complex="Arial1"/>
    </style:style>
    <style:style style:name="P12" style:family="paragraph" style:parent-style-name="Standard">
      <style:paragraph-properties fo:text-align="start" style:justify-single-word="false" fo:orphans="0" fo:widows="0" style:text-autospace="none"/>
    </style:style>
    <style:style style:name="P13" style:family="paragraph" style:parent-style-name="Text_20_body">
      <style:paragraph-properties fo:margin-top="0cm" fo:margin-bottom="0cm"/>
    </style:style>
    <style:style style:name="P14" style:family="paragraph" style:parent-style-name="Table_20_Contents">
      <style:paragraph-properties fo:margin-top="0cm" fo:margin-bottom="0.499cm" fo:text-align="center" style:justify-single-word="false"/>
      <style:text-properties style:font-name="Arial" fo:font-weight="bold"/>
    </style:style>
    <style:style style:name="P15" style:family="paragraph" style:parent-style-name="Table_20_Contents">
      <style:paragraph-properties fo:margin-top="0cm" fo:margin-bottom="0.499cm" fo:text-align="start" style:justify-single-word="false"/>
      <style:text-properties style:font-name="Arial" fo:font-weight="bold"/>
    </style:style>
    <style:style style:name="P16" style:family="paragraph" style:parent-style-name="Table_20_Contents">
      <style:paragraph-properties fo:margin-top="0cm" fo:margin-bottom="0.499cm" fo:text-align="start" style:justify-single-word="false"/>
      <style:text-properties style:font-name="Arial"/>
    </style:style>
    <style:style style:name="P17" style:family="paragraph" style:parent-style-name="Table_20_Contents">
      <style:paragraph-properties fo:margin-top="0cm" fo:margin-bottom="0.499cm" fo:text-align="center" style:justify-single-word="false"/>
      <style:text-properties style:font-name="Arial" fo:font-style="italic"/>
    </style:style>
    <style:style style:name="P18" style:family="paragraph" style:parent-style-name="Table_20_Contents">
      <style:paragraph-properties fo:margin-top="0cm" fo:margin-bottom="0.499cm" fo:text-align="center" style:justify-single-word="false"/>
      <style:text-properties style:font-name="Arial"/>
    </style:style>
    <style:style style:name="P19" style:family="paragraph" style:parent-style-name="Table_20_Contents">
      <style:paragraph-properties fo:margin-top="0cm" fo:margin-bottom="0.499cm" fo:text-align="start" style:justify-single-word="false"/>
    </style:style>
    <style:style style:name="P20" style:family="paragraph" style:parent-style-name="Text_20_body">
      <style:paragraph-properties fo:margin-left="0cm" fo:margin-right="0cm" fo:text-indent="0cm" style:auto-text-indent="false"/>
    </style:style>
    <style:style style:name="P21" style:family="paragraph" style:parent-style-name="Standard">
      <style:paragraph-properties fo:margin-top="0cm" fo:margin-bottom="0cm" style:line-height-at-least="0.423cm" fo:text-align="start" style:justify-single-word="false"/>
      <style:text-properties style:use-window-font-color="true" style:font-name="Tahoma" fo:font-size="10pt" fo:language="en" fo:country="GB" fo:font-weight="bold" style:letter-kerning="true" style:font-name-asian="DejaVu Sans1" style:font-size-asian="10pt" style:language-asian="en" style:country-asian="US" style:font-weight-asian="bold" style:font-name-complex="Tahoma" style:font-size-complex="14pt" style:language-complex="en" style:country-complex="US" style:font-weight-complex="bold"/>
    </style:style>
    <style:style style:name="P22" style:family="paragraph" style:parent-style-name="Standard">
      <style:paragraph-properties fo:margin-top="0cm" fo:margin-bottom="0cm" style:line-height-at-least="0.423cm" fo:text-align="start" style:justify-single-word="false"/>
      <style:text-properties fo:font-variant="normal" fo:text-transform="none" fo:color="#000000" style:text-line-through-style="none" style:text-position="0% 100%" style:font-name="Tahoma" fo:font-size="10pt" fo:font-style="normal" fo:text-shadow="none" style:text-underline-style="none" fo:font-weight="normal" style:font-name-asian="Tahoma" style:font-size-asian="10pt" style:font-style-asian="normal" style:font-weight-asian="normal" style:font-name-complex="Tahoma" text:display="none"/>
    </style:style>
    <style:style style:name="P23" style:family="paragraph" style:parent-style-name="Standard">
      <style:paragraph-properties fo:margin-top="0cm" fo:margin-bottom="0cm" style:line-height-at-least="0.423cm" fo:text-align="start" style:justify-single-word="false"/>
      <style:text-properties fo:font-variant="normal" fo:text-transform="none" fo:color="#000000" style:text-line-through-style="none" style:text-position="0% 100%" style:font-name="Tahoma" fo:font-size="10pt" fo:font-style="normal" fo:text-shadow="none" style:text-underline-style="none" fo:font-weight="bold" style:font-name-asian="Tahoma" style:font-size-asian="10pt" style:font-style-asian="normal" style:font-weight-asian="bold" style:font-name-complex="Tahoma" text:display="none"/>
    </style:style>
    <style:style style:name="P24" style:family="paragraph" style:parent-style-name="Standard">
      <style:paragraph-properties fo:margin-top="0cm" fo:margin-bottom="0cm" style:line-height-at-least="0.423cm" fo:text-align="start" style:justify-single-word="false"/>
      <style:text-properties fo:font-variant="normal" fo:text-transform="none" fo:color="#00000a" style:text-line-through-style="none" style:text-position="0% 100%" style:font-name="Tahoma" fo:font-size="10pt" fo:font-style="normal" fo:text-shadow="none" style:text-underline-style="none" fo:font-weight="normal" style:font-name-asian="Tahoma" style:font-size-asian="10pt" style:font-style-asian="normal" style:font-weight-asian="normal" style:font-name-complex="Tahoma" text:display="none"/>
    </style:style>
    <style:style style:name="P25" style:family="paragraph" style:parent-style-name="Standard">
      <style:paragraph-properties fo:margin-top="0cm" fo:margin-bottom="0cm" style:line-height-at-least="0.423cm" fo:text-align="start" style:justify-single-word="false"/>
      <style:text-properties fo:font-variant="normal" fo:text-transform="none" fo:color="#00000a" style:text-line-through-style="none" style:text-position="0% 100%" style:font-name="Tahoma" fo:font-size="10pt" fo:font-style="normal" fo:text-shadow="none" style:text-underline-style="none" fo:font-weight="bold" style:font-name-asian="Tahoma" style:font-size-asian="10pt" style:font-style-asian="normal" style:font-weight-asian="bold" style:font-name-complex="Tahoma" text:display="none"/>
    </style:style>
    <style:style style:name="P26" style:family="paragraph" style:parent-style-name="Standard">
      <style:paragraph-properties fo:margin-top="0cm" fo:margin-bottom="0cm" style:line-height-at-least="0.423cm" fo:text-align="start" style:justify-single-word="false"/>
    </style:style>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WW8Num2"/>
    <style:style style:name="P31" style:family="paragraph" style:parent-style-name="Text_20_body" style:list-style-name="WW8Num2"/>
    <style:style style:name="P32" style:family="paragraph" style:parent-style-name="Text_20_body" style:list-style-name="WW8Num2"/>
    <style:style style:name="P33" style:family="paragraph" style:parent-style-name="Text_20_body" style:list-style-name="WW8Num2"/>
    <style:style style:name="P34" style:family="paragraph" style:parent-style-name="Text_20_body" style:list-style-name="WW8Num2"/>
    <style:style style:name="P35" style:family="paragraph" style:parent-style-name="Text_20_body" style:list-style-name="WW8Num2"/>
    <style:style style:name="P36" style:family="paragraph" style:parent-style-name="Text_20_body" style:list-style-name="WW8Num2"/>
    <style:style style:name="P37" style:family="paragraph" style:parent-style-name="Text_20_body" style:list-style-name="WW8Num2"/>
    <style:style style:name="P38" style:family="paragraph" style:parent-style-name="Text_20_body" style:list-style-name="L4"/>
    <style:style style:name="P39" style:family="paragraph" style:parent-style-name="Text_20_body">
      <style:text-properties style:use-window-font-color="true" fo:font-size="14pt" fo:language="en" fo:country="GB" fo:font-weight="bold" style:letter-kerning="true" style:font-name-asian="DejaVu Sans1" style:font-size-asian="14pt" style:language-asian="en" style:country-asian="US" style:font-weight-asian="bold" style:font-name-complex="DejaVu Sans1" style:font-size-complex="14pt" style:language-complex="en" style:country-complex="US" style:font-weight-complex="bold"/>
    </style:style>
    <style:style style:name="P40" style:family="paragraph" style:parent-style-name="Text_20_body" style:list-style-name="L1">
      <style:paragraph-properties fo:margin-left="-1.251cm" fo:margin-right="0cm" fo:text-indent="0cm" style:auto-text-indent="false"/>
    </style:style>
    <style:style style:name="P41" style:family="paragraph" style:parent-style-name="Text_20_body" style:list-style-name="L1">
      <style:paragraph-properties fo:margin-left="-1.251cm" fo:margin-right="0cm" fo:text-indent="0cm" style:auto-text-indent="false"/>
    </style:style>
    <style:style style:name="P42" style:family="paragraph" style:parent-style-name="Text_20_body" style:list-style-name="L1">
      <style:paragraph-properties fo:margin-left="-1.251cm" fo:margin-right="0cm" fo:text-indent="0cm" style:auto-text-indent="false"/>
    </style:style>
    <style:style style:name="P43" style:family="paragraph" style:parent-style-name="Text_20_body" style:list-style-name="L1">
      <style:paragraph-properties fo:margin-left="-1.251cm" fo:margin-right="0cm" fo:text-indent="0cm" style:auto-text-indent="false"/>
    </style:style>
    <style:style style:name="P44" style:family="paragraph" style:parent-style-name="Text_20_body" style:list-style-name="L1">
      <style:paragraph-properties fo:margin-left="-1.251cm" fo:margin-right="0cm" fo:text-indent="0cm" style:auto-text-indent="false"/>
    </style:style>
    <style:style style:name="P45" style:family="paragraph" style:parent-style-name="Text_20_body" style:list-style-name="L1">
      <style:paragraph-properties fo:margin-left="-1.251cm" fo:margin-right="0cm" fo:text-indent="0cm" style:auto-text-indent="false"/>
    </style:style>
    <style:style style:name="P46" style:family="paragraph" style:parent-style-name="Text_20_body" style:list-style-name="L2">
      <style:paragraph-properties fo:margin-left="-1.251cm" fo:margin-right="0cm" fo:text-indent="0cm" style:auto-text-indent="false"/>
    </style:style>
    <style:style style:name="P47" style:family="paragraph" style:parent-style-name="Text_20_body" style:list-style-name="L3">
      <style:paragraph-properties fo:margin-left="1.251cm" fo:margin-right="0cm" fo:text-indent="0cm" style:auto-text-indent="false"/>
    </style:style>
    <style:style style:name="P48" style:family="paragraph" style:parent-style-name="Text_20_body" style:list-style-name="L3">
      <style:paragraph-properties fo:margin-left="1.251cm" fo:margin-right="0cm" fo:text-indent="0cm" style:auto-text-indent="false"/>
    </style:style>
    <style:style style:name="P49" style:family="paragraph" style:parent-style-name="Heading" style:master-page-name="Standard"/>
    <style:style style:name="T1" style:family="text">
      <style:text-properties style:use-window-font-color="true" fo:font-size="12pt" fo:language="en" fo:country="GB" style:letter-kerning="true" style:font-name-asian="DejaVu Sans1" style:font-size-asian="12pt" style:language-asian="en" style:country-asian="US" style:font-name-complex="DejaVu Sans1" style:font-size-complex="12pt" style:language-complex="en" style:country-complex="US"/>
    </style:style>
    <style:style style:name="T2" style:family="text">
      <style:text-properties style:use-window-font-color="true" fo:font-size="14pt" fo:language="en" fo:country="GB" style:letter-kerning="true" style:font-name-asian="DejaVu Sans1" style:font-size-asian="14pt" style:language-asian="en" style:country-asian="US" style:font-name-complex="DejaVu Sans1" style:font-size-complex="14pt" style:language-complex="en" style:country-complex="US"/>
    </style:style>
    <style:style style:name="T3" style:family="text">
      <style:text-properties style:use-window-font-color="true" fo:font-size="14pt" fo:language="en" fo:country="GB" fo:font-weight="normal" style:letter-kerning="true" style:font-name-asian="DejaVu Sans1" style:font-size-asian="14pt" style:language-asian="en" style:country-asian="US" style:font-weight-asian="normal" style:font-name-complex="DejaVu Sans1" style:font-size-complex="14pt" style:language-complex="en" style:country-complex="US" style:font-weight-complex="normal"/>
    </style:style>
    <style:style style:name="T4" style:family="text">
      <style:text-properties fo:font-size="12pt" fo:language="en" fo:country="GB" style:letter-kerning="true" style:font-name-asian="DejaVu Sans1" style:font-size-asian="12pt" style:language-asian="en" style:country-asian="US" style:font-name-complex="DejaVu Sans1" style:font-size-complex="12pt" style:language-complex="en" style:country-complex="US"/>
    </style:style>
    <style:style style:name="T5" style:family="text">
      <style:text-properties fo:font-weight="normal" style:font-weight-asian="normal" style:font-weight-complex="normal"/>
    </style:style>
    <style:style style:name="T6" style:family="text">
      <style:text-properties style:font-name="Arial"/>
    </style:style>
    <style:style style:name="T7" style:family="text">
      <style:text-properties fo:color="#0101c0" style:font-name="Arial"/>
    </style:style>
    <style:style style:name="T8" style:family="text">
      <style:text-properties fo:font-style="italic"/>
    </style:style>
    <style:style style:name="T9" style:family="text">
      <style:text-properties fo:color="#000000" style:font-name-complex="Arial1"/>
    </style:style>
    <style:style style:name="T10" style:family="text">
      <style:text-properties style:font-name-complex="Arial1"/>
    </style:style>
    <style:style style:name="T11" style:family="text">
      <style:text-properties fo:font-variant="normal" fo:text-transform="none"/>
    </style:style>
    <style:style style:name="T12" style:family="text">
      <style:text-properties fo:font-variant="normal" fo:text-transform="none" fo:color="#00000a" style:text-line-through-style="none" style:text-position="0% 100%" style:font-name="Tahoma" fo:font-size="10pt" fo:font-style="normal" fo:text-shadow="none" style:text-underline-style="none" fo:font-weight="normal" style:font-name-asian="Tahoma" style:font-size-asian="10pt" style:font-style-asian="normal" style:font-weight-asian="normal" style:font-name-complex="Tahoma" text:display="none"/>
    </style:style>
    <style:style style:name="T13" style:family="text">
      <style:text-properties fo:font-variant="normal" fo:text-transform="none" fo:color="#00000a" style:text-line-through-style="none" style:text-position="0% 100%" style:font-name="Tahoma" fo:font-size="10pt" fo:font-style="normal" fo:text-shadow="none" style:text-underline-style="none" fo:font-weight="normal" style:font-name-asian="Tahoma" style:font-size-asian="10pt" style:font-style-asian="normal" style:font-weight-asian="normal" text:display="none"/>
    </style:style>
    <style:style style:name="T14" style:family="text">
      <style:text-properties fo:font-variant="normal" fo:text-transform="none" fo:color="#000000" style:text-line-through-style="none" style:text-position="0% 100%" style:font-name="Tahoma" fo:font-size="10pt" fo:font-style="normal" fo:text-shadow="none" style:text-underline-style="none" fo:font-weight="normal" style:font-name-asian="Tahoma" style:font-size-asian="10pt" style:font-style-asian="normal" style:font-weight-asian="normal" style:font-name-complex="Tahoma" text:display="none"/>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529cm" text:min-label-width="0.635cm"/>
        <style:text-properties style:font-name="StarSymbol1"/>
      </text:list-level-style-bullet>
      <text:list-level-style-bullet text:level="2" text:style-name="Bullet_20_Symbols" style:num-suffix="." text:bullet-char="○">
        <style:list-level-properties text:space-before="0.741cm" text:min-label-width="0.635cm"/>
        <style:text-properties style:font-name="StarSymbol1"/>
      </text:list-level-style-bullet>
      <text:list-level-style-bullet text:level="3" text:style-name="Bullet_20_Symbols" style:num-suffix="." text:bullet-char="■">
        <style:list-level-properties text:space-before="2.011cm" text:min-label-width="0.635cm"/>
        <style:text-properties style:font-name="StarSymbol1"/>
      </text:list-level-style-bullet>
      <text:list-level-style-bullet text:level="4" text:style-name="Bullet_20_Symbols" style:num-suffix="." text:bullet-char="●">
        <style:list-level-properties text:space-before="3.281cm" text:min-label-width="0.635cm"/>
        <style:text-properties style:font-name="StarSymbol1"/>
      </text:list-level-style-bullet>
      <text:list-level-style-bullet text:level="5" text:style-name="Bullet_20_Symbols" style:num-suffix="." text:bullet-char="○">
        <style:list-level-properties text:space-before="4.551cm" text:min-label-width="0.635cm"/>
        <style:text-properties style:font-name="StarSymbol1"/>
      </text:list-level-style-bullet>
      <text:list-level-style-bullet text:level="6" text:style-name="Bullet_20_Symbols" style:num-suffix="." text:bullet-char="■">
        <style:list-level-properties text:space-before="5.821cm" text:min-label-width="0.635cm"/>
        <style:text-properties style:font-name="StarSymbol1"/>
      </text:list-level-style-bullet>
      <text:list-level-style-bullet text:level="7" text:style-name="Bullet_20_Symbols" style:num-suffix="." text:bullet-char="●">
        <style:list-level-properties text:space-before="7.091cm" text:min-label-width="0.635cm"/>
        <style:text-properties style:font-name="StarSymbol1"/>
      </text:list-level-style-bullet>
      <text:list-level-style-bullet text:level="8" text:style-name="Bullet_20_Symbols" style:num-suffix="." text:bullet-char="○">
        <style:list-level-properties text:space-before="8.361cm" text:min-label-width="0.635cm"/>
        <style:text-properties style:font-name="StarSymbol1"/>
      </text:list-level-style-bullet>
      <text:list-level-style-bullet text:level="9" text:style-name="Bullet_20_Symbols" style:num-suffix="." text:bullet-char="■">
        <style:list-level-properties text:space-before="9.631cm" text:min-label-width="0.635cm"/>
        <style:text-properties style:font-name="StarSymbol1"/>
      </text:list-level-style-bullet>
      <text:list-level-style-bullet text:level="10" text:style-name="Bullet_20_Symbols" style:num-suffix="." text:bullet-char="●">
        <style:list-level-properties text:space-before="10.901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Project Report for MSc in Business Systems Analysis &amp; Design</text:p>
      <text:p text:style-name="Standard"/>
      <text:p text:style-name="Text_20_body">Name: Stephen Thomas Leonard</text:p>
      <text:p text:style-name="Text_20_body">E-mail address: abbh224@city.ac.uk or steve@sleonard.co.uk</text:p>
      <text:p text:style-name="Text_20_body">Contact phone number: <text:s/>0776655 1575</text:p>
      <text:p text:style-name="Text_20_body">Project Title: Evaluating sociability in on-line discussion boards</text:p>
      <text:p text:style-name="Text_20_body">Supervisor: Dr Panayiotis Zaphiris</text:p>
      <text:list text:style-name="WW8Num3">
        <text:list-item>
          <text:p text:style-name="Heading_20_2">About Social Network Analysis</text:p>
        </text:list-item>
      </text:list>
      <text:p text:style-name="Text_20_body">Social scientists and anthropologists would traditionally study communities in terms of a territory or neighbourhood they lived in. Sometimes this was not possible, such as an 1968 study of East York in Canada where the residents did not congregate in public on street corners or front porches, preferring to visit each others homes. <text:s/>To allow for this, <text:s/>they looked at “personal communities” i.e. the interactions between individuals, e.g. of companionship or aid (Wellman, Carrington, Hall 1988). For this community it was better to study them as a network.</text:p>
      <text:p text:style-name="P5">This study showed that social networks can have various structures: some personal communities were quite densely knit, i.e. linked by one gregarious character, or a close knit family that often visits each other – so each member has several links within the group; whilst other groups might have only 1 or 2 links per <text:s/>member. The mean number of links between members is called “degree”. <text:s/>There were also instances of isolated members, not connected to anyone else in the study.</text:p>
      <text:p text:style-name="P5">Other important terms are to do with integration within the group: Clusters - structures with lots of direct links and can be quite cohesive, and Components – looser groups, e.g. friends of friends. Cliques are small groups where all members are directly linked to each other. Another interesting aspect of the study showed that “sociability” was the main reason for the links, accounting for 75% of people's connections.</text:p>
      <text:list text:style-name="WW8Num3" text:continue-numbering="true">
        <text:list-item>
          <text:p text:style-name="Heading_20_2">About UseNet and Newsgroup servers</text:p>
        </text:list-item>
      </text:list>
      <text:list text:style-name="WW8Num2">
        <text:list-item>
          <text:p text:style-name="Heading_20_3">Network News and UseNet </text:p>
        </text:list-item>
      </text:list>
      <text:p text:style-name="Text_20_body">Newsgroups, the first popular offshoots of the early success of Internet e-mail, were started by people with common interests collectively maintaining e-mail lists to exchange messages on their subjects. <text:s/>To centrally store the messages to reduce on storage needs and internet traffic, network news groups were devised <text:s/>(Negus 2006).</text:p>
      <text:p text:style-name="Text_20_body">Network News is a form of online discussion group with discussions covering almost every subject imaginable. <text:s/>Users can browse, read and post messages to either inform or to seek advice or help. Unlike an email newsletter, you can choose how often you access it, controlling use of your internet bandwidth. News servers share messages posted on them to other news hosts. <text:s/>The admin of the servers decides what groups they are interested in publishing. One of the major sources of news groups is UseNet (Krol 1994). <text:s/>Today, there are more than 41,800 newsgroups are listed officially with the Internet Software Consortium: <text:a xlink:type="simple" xlink:href="http://www.isc.org/">www.isc.org</text:a> (Negus 2006)</text:p>
      <text:p text:style-name="Text_20_body">UseNet – an abbreviation of UNIX Users Network - was started in 1979 with just 3 UNIX sites to enable users to exchange messages via phone links. <text:s/>As it grew some of the higher traffic servers grouped together to form the Backbone, or more sarcastically the Backbone Cabal. As these sites carried the most traffic they essentially governed what was published. As the number of news groups grew, the Backbone decided to organise the existing groups into categories. They decided on 7 (known as the Big 7) : comp (computer science), soc (social issues), rec (recreation and hobbies), sci (science), talk (arguments), news (news about UseNet itself) and misc (miscellaneous). <text:s/>The UseNet software was also used to carry groups not supported by the Cabal, notably alt for alternative groups . There are heierachies, some commercial (where servers must pay to receive the content) e.g. Clarinet, and some specialised, e.g. bionet for biological researchers (Estabrook, Gregory, Mann, Parker 1995). </text:p>
      <text:p text:style-name="Text_20_body"/>
      <text:p text:style-name="Text_20_body">Its use expanded rapidly, and after the transport method was changed to be over the internet via NNTP servers, its use grew even further as groups did not rely on the approval of the Backbone to transmit their messages. This was replaced by the “Interest Poll” (Estabrook, Gregory, Mann, Parker 1995).</text:p>
      <text:p text:style-name="P3"/>
      <text:p text:style-name="P3">Crossposting and spam</text:p>
      <text:p text:style-name="P4">It is possible to post the same message to more than one group rather than simplying copying the message and publishing it separately in each desired group (called “multiposting”), messages can be “crossposted” to appear in the groups you require. This would be done where the message is relevant to readers of each group, though this has been used by unscrupulous posters who “spam” UseNet by publishing their adverts in hundreds of groups, most of which have no relation to the message (Estabrook, Gregory, Mann, Parker 1995).</text:p>
      <text:p text:style-name="P4"/>
      <text:p text:style-name="P3">News Items</text:p>
      <text:p text:style-name="P4"><text:span text:style-name="T5">News items are very similar to email messages, i.e. they have 2 parts, a header and a body. The body is the text of the message – the actual “news”; the header contains details of how to post the message, e.g. the groups to list it in and to enable to the server to create a searchable index. The article can be on a new subject or “thread” or can be a reply to another message, a “follow-on”. News readers allow you to see all the messages that form that thread together</text:span> (Krol 1994). <text:s/></text:p>
      <text:list text:style-name="WW8Num2" text:continue-numbering="true">
        <text:list-item>
          <text:p text:style-name="Heading_20_3">NNTP vs web-based interfaces</text:p>
        </text:list-item>
      </text:list>
      <text:p text:style-name="Text_20_body">What is NNTP?</text:p>
      <text:list text:style-name="WW8Num2" text:continue-numbering="true">
        <text:list-item>
          <text:p text:style-name="Heading_20_3">Acquisition of DejaNews by Google</text:p>
        </text:list-item>
      </text:list>
      <text:p text:style-name="Text_20_body"/>
      <text:p text:style-name="Text_20_body">Since Googlegroups only covers a third of the postings and could cause problems if they blocked acces, other free news servers were sought. One such list (Schmidt 2005i) gave a number of choices.</text:p>
      <text:list text:style-name="WW8Num3" text:continue-numbering="true">
        <text:list-item>
          <text:p text:style-name="Heading_20_2">The Open Source software </text:p>
        </text:list-item>
      </text:list>
      <text:p text:style-name="P8"><text:span text:style-name="T10">Powerful technology – but what’s the cost? Nothing. This code has also been released as open source. It’s been released on a “</text:span><text:span text:style-name="T9">Common Public License” which gives a non-exclusive, worldwide, royalty-free patent license under Licensed Patents to make, use, sell, offer to sell, import and otherwise transfer the code. (OPENSOURCE 2006)</text:span></text:p>
      <text:p text:style-name="P9"/>
      <text:p text:style-name="P10">Banks and other large corporates have been using Open Source software for years. <text:s/>Linux, an open source rival to the UNIX operating system is certainly the most famous example, in use at Lehman Brothers and Goldman Sachs. Other projects such as the database MySQL is used by Lloyds bank amongst others. (DUMIAK 2005) Some have even started to release their own applications to the open source community - Dresdner Kleinwort Wasserstein recently released Open Adaptor, a framework for integrating disparate systems (TAFT 2005).</text:p>
      <text:p text:style-name="P2">To simplify the development of the application, open source code was used wherever possible. Even before any coding began, Eclipse was chosen as the development tool. It was chosen as its Open Source and extensible (Eclipse.org 2007) plus familiarity with the product. </text:p>
      <text:p text:style-name="P2">The first coding objective was to read data from the internet, for which there are a number of projects available. <text:s/>The first approach taken was to access web-based interfaces to Newsgroups, initially Googlegroups.</text:p>
      <text:p text:style-name="P7">The one suggested by Google (Google 2007) was BottomFeeder (Bottom Feeder 2007). BottomFeeder is released on an “Artistic License” (Open Source 2006), which means for this academic purpose, it can be modified and released, as long as the original is available with the distribution. <text:s/></text:p>
      <text:p text:style-name="P2">Unfortunately this was written in the Small Talk language, and as the developer on this project was a Java and not a Small Talk programmer, a project in this language was sought. One of the major ones ROME (java.net 2006) was considered. This project allows for the reading of RSS and ATOM feeds regardless of version used. ROME relies on another Open Source project JDom (Jdom.org 2004) to handle XML processing. <text:s/>The test code used Junit.jar (Junit.org 2007). This code worked for one example RSS feed but got a 403 “Forbidden” error when it tried to connect to the Google groups RSS feed. <text:s/>Attempting to view the googlegroups web site in text-based browser Lynx resulted in an error page and referred the user to the Google terms of service (Google Terms of Service 2007). <text:s/></text:p>
      <text:p text:style-name="P2">An attempt was made to use the BottomFeeder app to download the Googlegroups data (with a view to adapting its Google specific code) but despite being recommended by Google, this no longer worked – it .</text:p>
      <text:p text:style-name="P1"><text:span text:style-name="T3">Since the code was able to read RSS feeds but Google seemed to be blocking access from text browsers, an attempt was made to find alternate web based UseNet servers ironically by using Google (Google Directory 2007). One free web-based one was </text:span><text:a xlink:type="simple" xlink:href="http://news-reader.org/">http://news-reader.org</text:a><text:span text:style-name="T3"> which <text:s/>seemed to cover all the text-based forums (just like Googlegroups) but did seem to suffer from server contention issues as did </text:span><text:a xlink:type="simple" xlink:href="http://news.interbulletin.com/">http://news.interbulletin.com/</text:a>. <text:s text:c="2"/>It would also have required writing code to interpret each web site used and would create a dangerous dependency on them if ever they changed their interface or even went out of business.</text:p>
      <text:p text:style-name="P2"><text:span text:style-name="T3">Eventually the decision was made to create an NNTP client to read the messages from free UseNet servers to allow better control over the data. One Open Source project that allowed this Knife (“Knife” 2003) and messages were finally successfully downloaded from servers found listed on web sites that rated free NNTP servers. <text:s/>The one that seemed amongst the best (McCane 2007 and Disenter 2007), was freetext.usenetserver.com</text:span>. This was the one chosen for this project.</text:p>
      <text:p text:style-name="P2"><text:span text:style-name="T2">Once the postings were captured, anot</text:span>her tool, Java UseNet Traffic Analyser (JUTA) was used (Schmidt 2005ii). <text:s/>Whilst this tool did not do all the analysis we want for SNA, it was considered a good starting point.</text:p>
      <text:p text:style-name="P2">To store the messages in a searchable medium a relational database was necessary, but to enable the software to be used by users with no access to complex technical infrastructure, an open source Java database was used. <text:s/>HSQLDB (HSQLDB 2007i) was chosen as it required no complicated installation procedures nor licence costs.</text:p>
      <text:list text:style-name="WW8Num3" text:continue-numbering="true">
        <text:list-item>
          <text:p text:style-name="Heading_20_2">UseNet Format</text:p>
        </text:list-item>
      </text:list>
      <text:p text:style-name="Text_20_body">The format of the UseNet message is shown in the appendix.</text:p>
      <text:list text:style-name="WW8Num3" text:continue-numbering="true">
        <text:list-item>
          <text:p text:style-name="Heading_20_2">Using Pajek</text:p>
        </text:list-item>
      </text:list>
      <text:p text:style-name="Text_20_body">Pajek can handle 6 types of data structures: network, partition, cluster, permutation, vector, and hierarchy. (Mrvar 2007)</text:p>
      <text:list text:style-name="L1">
        <text:list-header>
          <text:p text:style-name="P40">The first of these, network (saved to a file with .net suffix) is used to create a matrix of the interactions. <text:s/>This can be done by supplying a matrix or by listing the links on separate lines: List of neighbours (where all relationships have a value of 1) or Pairs of lines (values can be more than 1).</text:p>
          <text:p text:style-name="P40">The version used in this project is “Pairs of Lines”. There are 3 parts to these types of files. First is the line stating the number of Vertices or points in the network, eg for 5 points: *Vertices 5</text:p>
          <text:p text:style-name="P40">Following this are the actual points in sequence with an optional label. <text:s/></text:p>
          <text:p text:style-name="P40">Eg.</text:p>
          <text:list>
            <text:list-header>
              <text:p text:style-name="P40">1 “Tom”</text:p>
              <text:p text:style-name="P40">2 “Harry”</text:p>
            </text:list-header>
          </text:list>
        </text:list-header>
      </text:list>
      <text:p text:style-name="P20">If there are undirected lines between vertices, these are put in section started with *Edges and then lines starting with the index of the vertice followed by the vertices it connects to, e.g. 1 4 2 means vertices 1 and 4 are connected with a value of 2.</text:p>
      <text:p text:style-name="P20">If there are directed lines these are represented by a section started with *Arcs and then lines starting with the index of the vertice followed by the vertices it connects to, e.g. 1 4 1 means vertice 1 connects to 4 with a value of 1.</text:p>
      <text:p text:style-name="P20">Design Patterns used:</text:p>
      <text:p text:style-name="P20">Used Observer pattern to notify panels of changes to the database.</text:p>
      <text:p text:style-name="P20">State pattern to hold: Idle, Connected, Downloading states. this is to update the buttons on the DownloadPanel</text:p>
      <text:list text:style-name="WW8Num3" text:continue-numbering="true">
        <text:list-item>
          <text:p text:style-name="Heading_20_2">User requirements</text:p>
        </text:list-item>
      </text:list>
      <text:p text:style-name="Text_20_body">From seeing an early prototype, the SNA researchers requested being able to link Messages by any of the following:</text:p>
      <text:list text:style-name="L2">
        <text:list-item>
          <text:p text:style-name="P27">Reply to thread creator</text:p>
        </text:list-item>
        <text:list-item>
          <text:p text:style-name="P27">Reply to previous message</text:p>
        </text:list-item>
        <text:list-item>
          <text:p text:style-name="P27">Reply to all previous message contributors</text:p>
          <text:p text:style-name="P46"/>
        </text:list-item>
      </text:list>
      <text:p text:style-name="P20">They also wanted to be able to filter by:</text:p>
      <text:list text:style-name="L3">
        <text:list-item>
          <text:p text:style-name="P47">users</text:p>
        </text:list-item>
        <text:list-item>
          <text:p text:style-name="P47">location (e.g. by country) </text:p>
        </text:list-item>
      </text:list>
      <text:p text:style-name="P20"/>
      <text:p text:style-name="P20">Allow suspend of download. Read from compressed folder of all news messages to speed download? <text:s/></text:p>
      <text:p text:style-name="P20">Allow compression of newsgroup hierarchy.</text:p>
      <text:p text:style-name="P20">Show updates, give download estimate time.</text:p>
      <text:p text:style-name="P20">Allow wild card searching for news groups.</text:p>
      <text:p text:style-name="P20">Ok to output only to Pajek as Netminer will import from those files too.</text:p>
      <text:p text:style-name="P20">(There had been a problem with exporting node list in Netminer, as the email addresses have commas in them. <text:s/>Netminer data files comma separate the nodelist entries.)</text:p>
      <text:p text:style-name="P20">Create a user manual.</text:p>
      <text:list text:style-name="WW8Num3" text:continue-numbering="true">
        <text:list-item>
          <text:p text:style-name="Heading_20_2">Regression Testing</text:p>
        </text:list-item>
      </text:list>
      <text:p text:style-name="Text_20_body">Need to manually compare a data set with that produced by the application. The SNA file created should be the same.</text:p>
      <text:list text:style-name="WW8Num3" text:continue-numbering="true">
        <text:list-item>
          <text:p text:style-name="Heading_20_2">Database Schema</text:p>
        </text:list-item>
      </text:list>
      <text:p text:style-name="Text_20_body">Initially was going to create a database schema and manually populate the tables from the code. <text:s/>Then discovered an Open Source tool, Hibernate that would allow the java objects to be mapped directly (behind the scenes) to the database (Tate &amp; Gehtland 2004). </text:p>
      <text:p text:style-name="Text_20_body">This allowed for more flexible design and allow further changes more easy. The mapping file *.hbm.xml needs to match the generated class for the code and DDL generators to work. It is case sensitive, e.g. so UsenetUser needs to be mapped in UseNetUser.hbm.xml.</text:p>
      <text:list text:style-name="WW8Num3" text:continue-numbering="true">
        <text:list-header>
          <text:p text:style-name="Heading_20_2"/>
        </text:list-header>
      </text:list>
      <text:p text:style-name="Text_20_body">Using a free UML design tool, BoUML (Pages 2007) created class diagrams to represent the data objects. </text:p>
      <text:p text:style-name="Text_20_body">Once the data classes were created, Hibernator (Bradby 2003) a tool for creating the files needed by Hibernate was used. This Open Source project generates all the DB schema from the java classes. <text:s/>An example of how to do this is available from IBM (Saracco 2005).</text:p>
      <text:p text:style-name="Text_20_body">Created table “NewsArticle” to match the fields from the source NNTP messages. <text:s/>The MessageID field was made unique as the NNTP messages share this constraint.</text:p>
      <text:p text:style-name="Text_20_body">To improve the database access times, used Open Symphony Cache v2.4.1 (<text:a xlink:type="simple" xlink:href="http://www.opensymphony.com/oscache/download.action">http://www.opensymphony.com/oscache/download.action</text:a> 9 sep 2007) after a comparison of the options at <text:a xlink:type="simple" xlink:href="http://www.devx.com/dbzone/Article/29685">http://www.devx.com/dbzone/Article/29685</text:a> 9 Sep 2007..</text:p>
      <text:list text:style-name="WW8Num3" text:continue-numbering="true">
        <text:list-item>
          <text:p text:style-name="Heading_20_2">Data cleaning</text:p>
        </text:list-item>
      </text:list>
      <text:p text:style-name="Text_20_body">The email field sometimes had the name of the poster and some didn't. <text:s/>To clean the data, a number of algorithms were used to strip out the name and email of the poster. <text:s/>Were details were missing, they were constructed with other fields, including the location of the poster.</text:p>
      <text:p text:style-name="Text_20_body">The postings might miss out the first posting, so it is not always possible to show the whole message thread – do we keep what we can, or ignore all?</text:p>
      <text:list text:style-name="WW8Num3" text:continue-numbering="true">
        <text:list-item>
          <text:p text:style-name="Heading_20_2">Use Cases</text:p>
        </text:list-item>
      </text:list>
      <text:list text:style-name="WW8Num2" text:continue-numbering="true">
        <text:list-item>
          <text:p text:style-name="Heading_20_3">Download and save data from News Group</text:p>
        </text:list-item>
      </text:list>
      <text:list text:style-name="WW8Num2">
        <text:list-item text:start-value="1">
          <text:p text:style-name="P30">User selects “Download messages”</text:p>
        </text:list-item>
        <text:list-item>
          <text:p text:style-name="P30">User chooses newsgroups and NNTP server.</text:p>
        </text:list-item>
        <text:list-item>
          <text:p text:style-name="P30">Messages are downloaded and saved to database.</text:p>
        </text:list-item>
        <text:list-item>
          <text:p text:style-name="Heading_20_3">Filter results and save to Pajek file</text:p>
        </text:list-item>
      </text:list>
      <text:list text:style-name="WW8Num2">
        <text:list-item text:start-value="1">
          <text:p text:style-name="P30">User selects, analyze data</text:p>
        </text:list-item>
        <text:list-item>
          <text:p text:style-name="P30">User selects filter criteria: date, newsgroups, sender, etc</text:p>
        </text:list-item>
        <text:list-item>
          <text:p text:style-name="P30">Data is presented</text:p>
        </text:list-item>
        <text:list-item>
          <text:p text:style-name="P30">User selects fields to output (2 fields)</text:p>
        </text:list-item>
        <text:list-item>
          <text:p text:style-name="P30">Data is saved to .net file</text:p>
        </text:list-item>
      </text:list>
      <text:list text:style-name="WW8Num3" text:continue-numbering="true">
        <text:list-item>
          <text:p text:style-name="Heading_20_2">The Java Code</text:p>
        </text:list-item>
      </text:list>
      <text:p text:style-name="Text_20_body">Used Singleton pattern (Freeman 2004) to ensure only one database connection open at one time.</text:p>
      <text:p text:style-name="Text_20_body"/>
      <text:p text:style-name="Text_20_body">To prevent loss of data, the code and documents were stored on a separate computer using the CVS software (Price 2006). This allows the various versions of the code to be stored, allowing reversion to a previous form if needed.</text:p>
      <text:p text:style-name="Text_20_body">To stop the GUI freezing up, the SwingWorker class was used (Daconta et al 2000).</text:p>
      <text:p text:style-name="Text_20_body">One of the problems was working out how to filter the data in a simple GUI so as to produce the output files required. <text:s/></text:p>
      <text:p text:style-name="Text_20_body">Need to use some state pattern to hold details of all the buttons to have active for each state, e.g. when connected, make host and group uneditable.</text:p>
      <text:p text:style-name="Text_20_body">To simplify the database updates, Hibernate was used following an example in (Elliot 2004).</text:p>
      <text:list text:style-name="WW8Num3" text:continue-numbering="true">
        <text:list-item>
          <text:p text:style-name="Heading_20_2">Running the application</text:p>
        </text:list-item>
      </text:list>
      <text:p text:style-name="Text_20_body">Note, in Windows, cannot run the programme from a network drive, it needs to be from a mapped drive. <text:s/>Java will not find the necessary jars so application will not start.</text:p>
      <text:list text:style-name="WW8Num2" text:continue-numbering="true">
        <text:list-item>
          <text:p text:style-name="Heading_20_3">Problems with running the application</text:p>
        </text:list-item>
      </text:list>
      <text:p text:style-name="Text_20_body">Since there are large amounts of data involved, memory issues started to occur.</text:p>
      <text:p text:style-name="Text_20_body">Some subject lines were too big – rants.</text:p>
      <text:p text:style-name="Text_20_body">Dealing with large data sets also made it difficult to do complete test cycles. <text:s/>soc.senior.issues had over 18,000 messages; alt.teens had almost 2000. <text:s/>What was needed was a very small data set. Looked in <text:a xlink:type="simple" xlink:href="http://www.disenter.com/search.php">http://www.disenter.com/search.php</text:a> {july 28} and searched for “senior”. This listed newsgroups along with the number of messages in them. soc.senior.health+fitness had just over 400, which seemed ok, though free.uk.scotland.chat-scotland had only 20, an ideal test size.</text:p>
      <text:p text:style-name="Text_20_body"/>
      <text:p text:style-name="Text_20_body"/>
      <text:list text:style-name="WW8Num3" text:continue-numbering="true">
        <text:list-item>
          <text:p text:style-name="Heading_20_2">References</text:p>
        </text:list-item>
      </text:list>
      <text:p text:style-name="Text_20_body">java.net (2006), “How Rome works” <text:span text:style-name="T1">, Retrieved 26 June 2007 from </text:span><text:a xlink:type="simple" xlink:href="http://wiki.java.net/bin/view/Javawsxml/Rome04HowRomeWorks"><text:span text:style-name="Internet_20_link"><text:span text:style-name="T4">http://wiki.java.net/bin/view/Javawsxml/Rome04HowRomeWorks</text:span></text:span></text:a></text:p>
      <text:p text:style-name="Text_20_body">Bottom Feeder (2007), “BottomFeeder - Cross-platform RSS/Atom News Aggregator” , <text:s/><text:span text:style-name="T1">Retrieved 26 June 2007 from <text:s/></text:span><text:span text:style-name="Internet_20_link"><text:span text:style-name="T4">http://www.cincomsmalltalk.com/BottomFeeder/</text:span></text:span></text:p>
      <text:p text:style-name="Standard">Schmidt, M (2005i) “Overview: free news servers” , Retrieved 26 June 2007 from</text:p>
      <text:p text:style-name="Text_20_body"><text:a xlink:type="simple" xlink:href="http://schmidt.devlib.org/usenet/free-news-servers.html">http://schmidt.devlib.org/usenet/free-news-servers.html</text:a></text:p>
      <text:p text:style-name="Text_20_body">Schmidt, M (2005ii) “Juta - Usenet Traffic Analyzer” , Retrieved 26 June 2007 from <text:a xlink:type="simple" xlink:href="http://schmidt.devlib.org/software/juta.html">http://schmidt.devlib.org/software/juta.html</text:a></text:p>
      <text:p text:style-name="Text_20_body">Google (2007), “Available Feeds”, Retrieved 26 June 2007 from <text:a xlink:type="simple" xlink:href="http://groups.google.com/group/soc.senior.issues/feeds">http://groups.google.com/group/soc.senior.issues/feeds</text:a></text:p>
      <text:p text:style-name="Text_20_body">Google Terms of Service (2007) <text:span text:style-name="T5">, Retrieved 27 June 2007 from </text:span><text:a xlink:type="simple" xlink:href="http://www.google.com/accounts/TOS">http://www.google.com/accounts/TOS</text:a></text:p>
      <text:p text:style-name="Text_20_body"><text:span text:style-name="T5">Google Directory (2007), “Google Directory - Computers &gt; Usenet &gt; Web Based” , Retrieved 27 June 2007 from </text:span><text:a xlink:type="simple" xlink:href="http://www.google.com/Top/Computers/Usenet/Web_Based/">http://www.google.com/Top/Computers/Usenet/Web_Based/</text:a></text:p>
      <text:p text:style-name="Text_20_body">Open Source (2006), “Open Source Initiative OSI - The Artistic License:Licensing”, <text:s/>Retrieved 26 June 2007 from <text:a xlink:type="simple" xlink:href="http://www.opensource.org/licenses/artistic-license.php">http://www.opensource.org/licenses/artistic-license.php</text:a></text:p>
      <text:p text:style-name="Text_20_body_20_indent">Discussions – soc.senior.issues : Google Groups (2007), Retrieved 26 June 2007 from <text:s/><text:a xlink:type="simple" xlink:href="http://groups.google.com/group/soc.senior.issues/topics">http://groups.google.com/group/soc.senior.issues/topics</text:a></text:p>
      <text:p text:style-name="Text_20_body">Jdom.org (2004), “Jdom : Binaries”, Retrieved 26 June 2007 from <text:s/><text:a xlink:type="simple" xlink:href="http://www.jdom.org/downloads/index.html">http://www.jdom.org/downloads/index.html</text:a></text:p>
      <text:p text:style-name="Text_20_body">Junit.org (2007), “JUnit, Testing Resources for Extreme Programming”, Retrieved 26 June 2007 from <text:s/><text:a xlink:type="simple" xlink:href="http://www.junit.org/index.htm">http://www.junit.org/index.htm</text:a></text:p>
      <text:p text:style-name="Text_20_body">Eclipse.org (2007) , “About the Eclipse Foundation”, Retrieved 26 June 2007 from <text:a xlink:type="simple" xlink:href="http://www.eclipse.org/org/">http://www.eclipse.org/org/</text:a></text:p>
      <text:p text:style-name="Text_20_body">“Post a message on a news server using NNTP protocol”, Retrieved 27 June 2007 from <text:a xlink:type="simple" xlink:href="http://www.java-tips.org/java-se-tips/java.net/post-a-message-on-a-news-server-using-nntp-pro.html">http://www.java-tips.org/java-se-tips/java.net/post-a-message-on-a-news-server-using-nntp-pro.html</text:a></text:p>
      <text:p text:style-name="Text_20_body">“Knife” (2003), Retrieved 27 June 2007 from <text:a xlink:type="simple" xlink:href="http://bluezoo.org/knife/">http://bluezoo.org/knife/</text:a></text:p>
      <text:p text:style-name="Text_20_body">“Using the Database - IP Address Lookup - Community Geotarget IP Addresses Project”, Retrieved 27 June 2007 <text:a xlink:type="simple" xlink:href="http://www.hostip.info/use.html">http://www.hostip.info/use.html</text:a></text:p>
      <text:p text:style-name="Text_20_body">Disenter (2007), “Free Usenet Binary News Servers” , Retrieved 27 June 2007 from <text:a xlink:type="simple" xlink:href="http://www.disenter.com/">http://www.disenter.com/</text:a></text:p>
      <text:p text:style-name="Text_20_body">McCane, W. B. (2007), “Free and Publicly Accessible Usenet News Servers Index and Search Utilities”, Retrieved 27 June 2007 from <text:a xlink:type="simple" xlink:href="http://freenews.maxbaud.net/">http://freenews.maxbaud.net/</text:a></text:p>
      <text:p text:style-name="Text_20_body">Wellman, B., Carrington, P. J. and Hall, A. (1988) “Networks as personal communities” from Social Structures : A Network Approach Cambridge University Press, Cambridge </text:p>
      <text:p text:style-name="Text_20_body">Estabrook, N., Gregory, K., Mann, J., Parker, T. (1995) Using UseNet Newsgroups, Que Corporation, Indianapolis, USA</text:p>
      <text:p text:style-name="Text_20_body">Krol, E. (1994) The Whole Internet User's Guide &amp; Catalog, O'Reilly , Sebastopol, USA</text:p>
      <text:p text:style-name="Text_20_body">Negus, C. (2006), “Setting Up a News Server” downloaded 8 July 2007 from <text:a xlink:type="simple" xlink:href="http://eu.wiley.com/WileyCDA/WileyTitle/productCd-047008278X,descCd-DOWNLOAD.html">http://eu.wiley.com/WileyCDA/WileyTitle/productCd-047008278X,descCd-DOWNLOAD.html</text:a> </text:p>
      <text:p text:style-name="Text_20_body">HSQLDB (2007i), “HSQLDB” downloaded 9 July 2007 from <text:a xlink:type="simple" xlink:href="http://hsqldb.org/">http://hsqldb.org/</text:a></text:p>
      <text:p text:style-name="Text_20_body">HSQLDB (2007ii), “Chapter 1. Running and Using Hsqldb” retrieved 9 July 2007 from <text:a xlink:type="simple" xlink:href="http://hsqldb.org/doc/guide/ch01.html#N100FF">http://hsqldb.org/doc/guide/ch01.html#N100FF</text:a></text:p>
      <text:p text:style-name="Text_20_body">Kozierok, C. M. (2005), The TCP/IP Guide - Usenet Message Format and Special Headers, retrieved 9 July 2007 from <text:s/><text:a xlink:type="simple" xlink:href="http://www.tcpipguide.com/free/t_UsenetMessageFormatandSpecialHeaders.htm">http://www.tcpipguide.com/free/t_UsenetMessageFormatandSpecialHeaders.htm</text:a></text:p>
      <text:p text:style-name="Text_20_body">Freeman, E et al (2004), “Head First Design Patterns”, O'Reilly Media, Sebastopol CA, USA </text:p>
      <text:p text:style-name="Text_20_body">Cyram (2003) The Structure of NTF v2.4: <text:s/>How to make a NTF data file? (Supplied with Netminer 2.5 software) Cyram Ltd : Seoul, Korea</text:p>
      <text:p text:style-name="Text_20_body">Mrvar, A (2007) Network Analysis using Pajek Downloaded from <text:a xlink:type="simple" xlink:href="http://mrvar.fdv.uni-lj.si/sola/info4/uvod/part1.pdf">http://mrvar.fdv.uni-lj.si/sola/info4/uvod/part1.pdf</text:a> Retrieved 30 July 2007</text:p>
      <text:p text:style-name="Text_20_body">Tate, B. A., Gehtland, J. (2004), “Better, Faster, Lighter Java”, O'Reilly Media, Sebastopol CA, USA</text:p>
      <text:p text:style-name="Text_20_body">Pages, B. (2007) “BOUML - a free UML tool box”, Downloaded from <text:a xlink:type="simple" xlink:href="http://bouml.free.fr/">http://bouml.free.fr/</text:a> Retrieved 5 August 2007</text:p>
      <text:p text:style-name="Text_20_body">Saracco, C. M. (2005) “Using Hibernate with WebSphere Information Integrator”. Retrieved 5 August 2007 from <text:a xlink:type="simple" xlink:href="http://www.ibm.com/developerworks/db2/library/techarticle/dm-0505saracco/index.html">http://www.ibm.com/developerworks/db2/library/techarticle/dm-0505saracco/index.html</text:a> </text:p>
      <text:p text:style-name="Text_20_body">Bradby, D (2003) “SourceForge.net: Hibernator - Eclipse Plugin”, Retrieved 5 August 2007 from <text:a xlink:type="simple" xlink:href="http://sourceforge.net/projects/hibernator">http://sourceforge.net/projects/hibernator</text:a></text:p>
      <text:p text:style-name="Text_20_body">Price, D. R. (2006) “CVS - Open Source Version Control” <text:s/>Retrieved 9 August 2007 from <text:a xlink:type="simple" xlink:href="http://www.nongnu.org/cvs/">http://www.nongnu.org/cvs/</text:a></text:p>
      <text:p text:style-name="Text_20_body">Schildt, H. (2007), “Swing: A Beginner's Guide”, McGraw-Hill, New York, USA.</text:p>
      <text:p text:style-name="Text_20_body">Daconta, M. C. et al (2000), “Java Pitfalls : Time Saving Solutions and Workarounds to Improve Programs”, John Wiley &amp; Sons, New York, USA</text:p>
      <text:p text:style-name="Text_20_body">Elliot, J. (2004) “Hibernate : A Developer's Notebook”, O'Reilly Media, Sebastopol CA, USA</text:p>
      <text:p text:style-name="P12"><text:span text:style-name="T9">OPENSOURCE.ORG (2006) “Common Public License Version 1.0” &lt; </text:span><text:a xlink:type="simple" xlink:href="http://www.opensource.org/licenses/cpl1.0.php">http://www.opensource.org/licenses/cpl1.0.php</text:a><text:span text:style-name="T9">&gt;</text:span></text:p>
      <text:p text:style-name="P11">DUMIAK, M (2005) “Will Communal Software Bring a Surfeit of Riches?” Bank Technology News; Feb2005, Vol. 18 Issue 2, p42-44, 3p</text:p>
      <text:p text:style-name="P11">TAFT, D (2005) “DrKW open-sources better communication” eWeek;, Vol. 22 Issue 11, pP2-P4, 2p</text:p>
      <text:list text:style-name="WW8Num3" text:continue-numbering="true">
        <text:list-item>
          <text:p text:style-name="Heading_20_2">bibliography</text:p>
        </text:list-item>
      </text:list>
      <text:p text:style-name="Text_20_body">McLaughlan, B. D., Pollice, G., West, D. (2007) “Head First Object-Orientated Analysis and Design,” O'Reilly Media, Sebastopol CA, USA</text:p>
      <text:p text:style-name="Text_20_body">Hunt, A., Thomas, D. (2000) “The Pragmatic Programmer: from journeyman to master”, Addison Wesley Longman Inc, Reading, Massachusetts, USA</text:p>
      <text:list text:style-name="L4">
        <text:list-item>
          <text:p text:style-name="P38">Article about the purchase of Dejanews by Google </text:p>
        </text:list-item>
      </text:list>
      <text:p text:style-name="P6">Hauben, R. “Culture Clash” (2001), Retrieved 26 June 2007 from <text:a xlink:type="simple" xlink:href="http://www.heise.de/tp/r4/artikel/7/7013/1.html">http://www.heise.de/tp/r4/artik, l/7/7013/1.html</text:a></text:p>
      <text:p text:style-name="P6">Globe image Retrieved 17 August 2007 from <text:a xlink:type="simple" xlink:href="http://commons.wikimedia.org/wiki/Image:Globe.svg">http://commons.wikimedia.org/wiki/Image:Globe.svg</text:a></text:p>
      <text:p text:style-name="P6"/>
      <text:p text:style-name="P6">Other suggested sources:</text:p>
      <text:p text:style-name="P6">Journal of CMC</text:p>
      <text:p text:style-name="P6">AOJR – Association of Internet Research</text:p>
      <text:p text:style-name="P6">Cyber Behaviuor/Psychology (?)</text:p>
      <text:p text:style-name="P6">ACM (acm.org/dl</text:p>
      <text:p text:style-name="P6">CHI conference</text:p>
      <text:h text:style-name="Heading_20_1" text:outline-level="1">Appendix 1 – the UseNet Message Format</text:h>
      <text:p text:style-name="Standard">(from Kozierok 2005)</text:p>
      <table:table table:name="Table1" table:style-name="Table1">
        <table:table-column table:style-name="Table1.A"/>
        <table:table-column table:style-name="Table1.B"/>
        <table:table-column table:style-name="Table1.C"/>
        <table:table-row>
          <table:table-cell table:style-name="Table1.A1" office:value-type="string">
            <text:p text:style-name="P14">Header Category</text:p>
          </table:table-cell>
          <table:table-cell table:style-name="Table1.B1" office:value-type="string">
            <text:p text:style-name="P14">Header Name</text:p>
          </table:table-cell>
          <table:table-cell table:style-name="Table1.C1" office:value-type="string">
            <text:p text:style-name="P15">Description</text:p>
          </table:table-cell>
        </table:table-row>
        <table:table-row>
          <table:table-cell table:style-name="Table1.A2" office:value-type="string">
            <text:p text:style-name="P14">Mandatory<text:line-break/>Headers</text:p>
          </table:table-cell>
          <table:table-cell table:number-columns-spanned="2">
            <table:table table:is-sub-table="true">
              <table:table-column table:style-name="Table1.B"/>
              <table:table-column table:style-name="Table1.C"/>
              <table:table-row>
                <table:table-cell table:style-name="Table1.B2.1.1" office:value-type="string">
                  <text:p text:style-name="P17">From:</text:p>
                </table:table-cell>
                <table:table-cell table:style-name="Table1.B2.2.1" office:value-type="string">
                  <text:p text:style-name="P16">The e-mail address of the user sending the message, as for e-mail.</text:p>
                </table:table-cell>
              </table:table-row>
              <table:table-row>
                <table:table-cell table:style-name="Table1.B2.1.2" office:value-type="string">
                  <text:p text:style-name="P17">Date:</text:p>
                </table:table-cell>
                <table:table-cell table:style-name="Table1.B2.2.2" office:value-type="string">
                  <text:p text:style-name="P16">The date and time that the message was originally posted to Usenet. This is usually the date/time that the user submitted the article to his or her local NNTP server.</text:p>
                </table:table-cell>
              </table:table-row>
              <table:table-row>
                <table:table-cell table:style-name="Table1.B2.1.1" office:value-type="string">
                  <text:p text:style-name="P17">Newsgroups:</text:p>
                </table:table-cell>
                <table:table-cell table:style-name="Table1.B2.2.1" office:value-type="string">
                  <text:p text:style-name="P16">Indicates the newsgroup or set of newsgroups to which the message is being posted. Multiple newsgroups are specified by separating them with a comma; for example: “Newsgroups: news.onegroup,rec.secondgroup”.</text:p>
                </table:table-cell>
              </table:table-row>
              <table:table-row>
                <table:table-cell table:style-name="Table1.B2.1.2" office:value-type="string">
                  <text:p text:style-name="P17">Subject:</text:p>
                </table:table-cell>
                <table:table-cell table:style-name="Table1.B2.2.2" office:value-type="string">
                  <text:p text:style-name="P16">Describes the subject or topic of the message. Note that this header is mandatory on Usenet despite being optional for e-mail; it is important because it is used by readers to decide what messages to open.</text:p>
                </table:table-cell>
              </table:table-row>
              <table:table-row>
                <table:table-cell table:style-name="Table1.B2.1.1" office:value-type="string">
                  <text:p text:style-name="P17">Message-ID:</text:p>
                </table:table-cell>
                <table:table-cell table:style-name="Table1.B2.2.1" office:value-type="string">
                  <text:p text:style-name="P19"><text:span text:style-name="T6">Provides a unique code for identifying a message; normally generated when a message is sent. The message ID is very important in Usenet, arguably more so than in e-mail. The reason is that delivery of e-mail is performed based on recipient e-mail addresses, while the </text:span><text:a xlink:type="simple" xlink:href="http://www.tcpipguide.com/free/t_NNTPInterServerCommunicationProcessNewsArticleProp.htm"><text:span text:style-name="T7">propagation of Usenet messages</text:span></text:a> <text:span text:style-name="T6">is controlled using the message ID header.</text:span></text:p>
                </table:table-cell>
              </table:table-row>
              <table:table-row>
                <table:table-cell table:style-name="Table1.B2.1.2" office:value-type="string">
                  <text:p text:style-name="P17">Path:</text:p>
                </table:table-cell>
                <table:table-cell table:style-name="Table1.B2.2.2" office:value-type="string">
                  <text:p text:style-name="P16">This is an informational field that shows the path of servers that a particular copy of a message followed to get to the server where it is being read. Each time a server forwards a Usenet article, it adds its own name to the list in the <text:span text:style-name="T8">Path</text:span> header. The entries are usually separated by exclamation points.<text:line-break/><text:line-break/>For example, if a user on Usenet server <text:span text:style-name="T8">A</text:span> posts a message, and it is transported from <text:span text:style-name="T8">A</text:span> to <text:span text:style-name="T8">G</text:span>, then <text:span text:style-name="T8">X</text:span>, then <text:span text:style-name="T8">F</text:span> and finally to the server <text:span text:style-name="T8">Q</text:span> where a second user reads it, the person on server <text:span text:style-name="T8">Q</text:span> would see something like this in the Path header: “Q!F!X!G!A”.</text:p>
                </table:table-cell>
              </table:table-row>
            </table:table>
          </table:table-cell>
          <table:covered-table-cell/>
        </table:table-row>
        <table:table-row>
          <table:table-cell table:style-name="Table1.A2" office:value-type="string">
            <text:p text:style-name="P14">Optional<text:line-break/>Headers<text:line-break/>(part 1 of 2)</text:p>
          </table:table-cell>
          <table:table-cell table:number-columns-spanned="2">
            <table:table table:is-sub-table="true">
              <table:table-column table:style-name="Table1.B"/>
              <table:table-column table:style-name="Table1.C"/>
              <table:table-row>
                <table:table-cell table:style-name="Table1.B2.1.1" office:value-type="string">
                  <text:p text:style-name="P17">Reply-To:</text:p>
                </table:table-cell>
                <table:table-cell table:style-name="Table1.B2.2.1" office:value-type="string">
                  <text:p text:style-name="P16">It is possible to reply back to a Usenet article author using e-mail, which by default goes to the address in the <text:span text:style-name="T8">From:</text:span> line. If this header is present, the address it contains is used instead of the default <text:span text:style-name="T8">From:</text:span> address. </text:p>
                </table:table-cell>
              </table:table-row>
              <table:table-row>
                <table:table-cell table:style-name="Table1.B2.1.2" office:value-type="string">
                  <text:p text:style-name="P17">Sender:</text:p>
                </table:table-cell>
                <table:table-cell table:style-name="Table1.B2.2.2" office:value-type="string">
                  <text:p text:style-name="P16">This header indicates the e-mail address of the user who is sending the message, if different from the message originator. This is functionally the same as the <text:span text:style-name="T8">Sender:</text:span> header in e-mail messages, but is used in a slightly different way. Normally, when a Usenet message is posted, the sender's e-mail address is automatically filled in to the <text:span text:style-name="T8">From:</text:span> line. If the user manually specifies a different <text:span text:style-name="T8">From:</text:span> line, the address from which the message was actually sent is usually included in the <text:span text:style-name="T8">Sender:</text:span> line. This is used to track the true originating point of articles.</text:p>
                </table:table-cell>
              </table:table-row>
              <table:table-row>
                <table:table-cell table:style-name="Table1.B2.1.1" office:value-type="string">
                  <text:p text:style-name="P17">Followup-To:</text:p>
                </table:table-cell>
                <table:table-cell table:style-name="Table1.B2.2.1" office:value-type="string">
                  <text:p text:style-name="P16">A reply to a Usenet message is usually made back to Usenet itself, and is called a <text:span text:style-name="T8">follow-up</text:span>. By default, a follow-up goes to the newsgroup(s) specified in the original message's <text:span text:style-name="T8">Newsgroups:</text:span> header. However, if the <text:span text:style-name="T8">Followup-To:</text:span> header is included, follow-ups to that message go to the newsgroups specified in the <text:span text:style-name="T8">Followup-To:</text:span> header instead.<text:line-break/><text:line-break/>This header is sometimes used to “route” replies to a message to a particular group. Note, however, that when a user replies to a message, this field only controls what appears in the new message's <text:span text:style-name="T8">Newsgroups:</text:span> line by default. The user can override the <text:span text:style-name="T8">Newsgroups:</text:span> header manually.</text:p>
                </table:table-cell>
              </table:table-row>
            </table:table>
          </table:table-cell>
          <table:covered-table-cell/>
        </table:table-row>
        <table:table-row>
          <table:table-cell table:style-name="Table1.A4" office:value-type="string">
            <text:p text:style-name="P14">Optional Headers<text:line-break/>(part 2 of 2)</text:p>
          </table:table-cell>
          <table:table-cell table:number-columns-spanned="2">
            <table:table table:is-sub-table="true">
              <table:table-column table:style-name="Table1.B"/>
              <table:table-column table:style-name="Table1.C"/>
              <table:table-row>
                <table:table-cell table:style-name="Table1.B2.1.2" office:value-type="string">
                  <text:p text:style-name="P17">Expires:</text:p>
                </table:table-cell>
                <table:table-cell table:style-name="Table1.B2.2.2" office:value-type="string">
                  <text:p text:style-name="P16">All Usenet messages are maintained on each server for only a certain period of time, due to storage limitations. The expiration interval for each newsgroup is controlled by the administrator of each site. If present, this line requests a different expiration for a particular message; it is usually used only for special articles. For example, if a weekly announcement is posted every Monday morning, each article might be set to expire the following Monday morning, to make sure that people see the most current version.</text:p>
                </table:table-cell>
              </table:table-row>
              <table:table-row>
                <table:table-cell table:style-name="Table1.B2.1.1" office:value-type="string">
                  <text:p text:style-name="P17">References:</text:p>
                </table:table-cell>
                <table:table-cell table:style-name="Table1.B2.2.1" office:value-type="string">
                  <text:p text:style-name="P16">This header lists the message IDs of prior messages in a conversation. For example, if someone posts a question to a newsgroup with message ID “AA207”, and a reply to that message is made, the software will automatically insert the line “References: AA207” into the reply. This is used by software to group together articles into conversations (called <text:span text:style-name="T8">threads</text:span>) to make it easier to follow discussions on busy newsgroups.</text:p>
                </table:table-cell>
              </table:table-row>
              <table:table-row>
                <table:table-cell table:style-name="Table1.B2.1.2" office:value-type="string">
                  <text:p text:style-name="P17">Control:</text:p>
                </table:table-cell>
                <table:table-cell table:style-name="Table1.B2.2.2" office:value-type="string">
                  <text:p text:style-name="P16">Indicates that the article is a control message and specifies a control action to be performed, such as creating a new newsgroup.</text:p>
                </table:table-cell>
              </table:table-row>
              <table:table-row>
                <table:table-cell table:style-name="Table1.B2.1.1" office:value-type="string">
                  <text:p text:style-name="P17">Distribution:</text:p>
                </table:table-cell>
                <table:table-cell table:style-name="Table1.B2.2.1" office:value-type="string">
                  <text:p text:style-name="P16">By default, most messages are propagated on Usenet worldwide. If specified, this line restricts the distribution of a message to a smaller area, either geographical or organizational.</text:p>
                </table:table-cell>
              </table:table-row>
              <table:table-row>
                <table:table-cell table:style-name="Table1.B2.1.2" office:value-type="string">
                  <text:p text:style-name="P18">Organization:</text:p>
                </table:table-cell>
                <table:table-cell table:style-name="Table1.B2.2.2" office:value-type="string">
                  <text:p text:style-name="P16">Describes the organization to which the article sender belongs. Often filled in automatically with the name of the user’s Internet Service Provider.</text:p>
                </table:table-cell>
              </table:table-row>
              <table:table-row>
                <table:table-cell table:style-name="Table1.B2.1.1" office:value-type="string">
                  <text:p text:style-name="P18">Keywords:</text:p>
                </table:table-cell>
                <table:table-cell table:style-name="Table1.B2.2.1" office:value-type="string">
                  <text:p text:style-name="P16">Contains a list of comma-separated keywords that may be of use to the readers of the message. Keywords can be useful when searching for messages on a particular subject matter. This header is not often used.</text:p>
                </table:table-cell>
              </table:table-row>
              <table:table-row>
                <table:table-cell table:style-name="Table1.B2.1.2" office:value-type="string">
                  <text:p text:style-name="P18">Summary:</text:p>
                </table:table-cell>
                <table:table-cell table:style-name="Table1.B2.2.2" office:value-type="string">
                  <text:p text:style-name="P16">A short summary of the message; again, rarely used in practice.</text:p>
                </table:table-cell>
              </table:table-row>
              <table:table-row>
                <table:table-cell table:style-name="Table1.B2.1.1" office:value-type="string">
                  <text:p text:style-name="P18">Approved:</text:p>
                </table:table-cell>
                <table:table-cell table:style-name="Table1.B2.2.1" office:value-type="string">
                  <text:p text:style-name="P16">This header is added by the moderator of a moderated newsgroup to tell the Usenet software that the message has been approved for posting.</text:p>
                </table:table-cell>
              </table:table-row>
              <table:table-row>
                <table:table-cell table:style-name="Table1.B2.1.2" office:value-type="string">
                  <text:p text:style-name="P18">Lines:</text:p>
                </table:table-cell>
                <table:table-cell table:style-name="Table1.B2.2.2" office:value-type="string">
                  <text:p text:style-name="P16">A count of the number of lines in the message.</text:p>
                </table:table-cell>
              </table:table-row>
              <table:table-row>
                <table:table-cell table:style-name="Table1.B4.1.10" office:value-type="string">
                  <text:p text:style-name="P18">Xref:</text:p>
                </table:table-cell>
                <table:table-cell table:style-name="Table1.B4.2.10" office:value-type="string">
                  <text:p text:style-name="P16">While Usenet articles are identified by message ID, they are also given a number by each Usenet server as they are received. These article numbers, which differ from one system to the next, are usually listed in this cross-reference header.<text:line-break/><text:line-break/>This information is used when a message is cross-posted to multiple groups. In that case, as soon as a user reads the message in one group, it is marked as having been read in all the others where it was posted. This way, if the user later reads one of those other groups, they will not see the message again.</text:p>
                </table:table-cell>
              </table:table-row>
            </table:table>
          </table:table-cell>
          <table:covered-table-cell/>
        </table:table-row>
      </table:table>
      <text:p text:style-name="P13"/>
      <table:table table:name="Table2" table:style-name="Table2">
        <table:table-column table:style-name="Table2.A"/>
        <table:table-column table:style-name="Table2.B"/>
        <table:table-row>
          <table:table-cell table:style-name="Table2.A1" office:value-type="string">
            <text:p text:style-name="P14">Header Name</text:p>
          </table:table-cell>
          <table:table-cell table:style-name="Table2.B1" office:value-type="string">
            <text:p text:style-name="P14">Description</text:p>
          </table:table-cell>
        </table:table-row>
        <table:table-row>
          <table:table-cell table:style-name="Table2.A2" office:value-type="string">
            <text:p text:style-name="P14">NNTP-Posting-Host:</text:p>
          </table:table-cell>
          <table:table-cell table:style-name="Table2.B2" office:value-type="string">
            <text:p text:style-name="P16">Specifies the IP address or the DNS domain name of the host used to originally post the message. This is usually either the address of the client that the author used for posting the message, or the sender's local NNTP server.</text:p>
          </table:table-cell>
        </table:table-row>
        <table:table-row>
          <table:table-cell table:style-name="Table2.A3" office:value-type="string">
            <text:p text:style-name="P14">User-Agent:</text:p>
            <text:p text:style-name="P14">(or)<text:line-break/>X-Newsreader:</text:p>
          </table:table-cell>
          <table:table-cell table:style-name="Table2.B3" office:value-type="string">
            <text:p text:style-name="P16">The name and version number of the software used to post the message.</text:p>
          </table:table-cell>
        </table:table-row>
        <table:table-row>
          <table:table-cell table:style-name="Table2.A2" office:value-type="string">
            <text:p text:style-name="P14">X-Trace:</text:p>
          </table:table-cell>
          <table:table-cell table:style-name="Table2.B2" office:value-type="string">
            <text:p text:style-name="P16">Provides additional information that can be used to trace the message.</text:p>
          </table:table-cell>
        </table:table-row>
        <table:table-row>
          <table:table-cell table:style-name="Table2.A5" office:value-type="string">
            <text:p text:style-name="P14">X-Complaints-To:</text:p>
          </table:table-cell>
          <table:table-cell table:style-name="Table2.B5" office:value-type="string">
            <text:p text:style-name="P16">An e-mail address to use to report abusive messages. This header is now included automatically by many Internet Service Providers.</text:p>
          </table:table-cell>
        </table:table-row>
      </table:table>
      <text:p text:style-name="P39"/>
      <text:p text:style-name="P39"/>
      <text:p text:style-name="P22">Project writeup addition</text:p>
      <text:p text:style-name="P23"/>
      <text:p text:style-name="P23">Issues developing the code</text:p>
      <text:p text:style-name="P24"/>
      <text:p text:style-name="P25">The physical connection to usenet </text:p>
      <text:p text:style-name="P26"><text:span text:style-name="T12">Connecting to usenet groups requires the use of specific java libraries. After a search through the internet, there were few candid</text:span><text:span text:style-name="T12">ates. <text:s/>The first iterations of the code used the knife nntp tools, though this may be moved to the jakarta tools version later.</text:span></text:p>
      <text:p text:style-name="P22"/>
      <text:p text:style-name="P23">The speed downloading messages </text:p>
      <text:p text:style-name="P22">The problem with downloading messages from usenet groups is that there are so many messages to fetch. The original version of the code had a throughput of about 1 message every second or so. <text:s/></text:p>
      <text:p text:style-name="P22"/>
      <text:p text:style-name="P26"><text:span text:style-name="T14">To improve this, the process to download and save the messages was separated, with the messages being stored onto a queue by one download process with another process reading messages from the queue and saving them to the database. </text:span><text:span text:style-name="T13">This is known as the publish-subscribe design pattern.</text:span></text:p>
      <text:p text:style-name="P22"/>
      <text:p text:style-name="P22">By separating the process in this way, it was possible to increase the number of instances downloading messages at any one time, each putting messages onto the queue.</text:p>
      <text:p text:style-name="P22"/>
      <text:p text:style-name="P26"><text:span text:style-name="T14">Attempts were made to have more than one process saving messages to the database, but this</text:span><text:span text:style-name="T12"> caused serious problems with the database. It was shown that the download was the bottleneck and whilst adding more download processes increased the throughput, a single database process was able to keep up. </text:span></text:p>
      <text:p text:style-name="P23"/>
      <text:p text:style-name="P23">Safely saving the messages and maintaining referential integrity.</text:p>
      <text:p text:style-name="P24"/>
      <text:p text:style-name="P24">Although <text:s/>the message s arrive as a single entity, the data is then normalised, with repeated sections being broken out into separate tables. <text:s/>This requires the referential integrity to be maintained, I.e. You need to be able return back the same data that entered in the database.</text:p>
      <text:p text:style-name="P24"/>
      <text:p text:style-name="P23">The filter mechanism.</text:p>
      <text:p text:style-name="P24"/>
      <text:p text:style-name="P24">The main issue with developing the filter mechanism was how to allow the end user of the program the control they would need over the data.</text:p>
      <text:p text:style-name="P24"/>
      <text:p text:style-name="P24">After a couple of abortive attempts to have a separate pop-up for this, the entire gui was redesigned to incorporate the filter fields on the main screen.</text:p>
      <text:p text:style-name="P24"/>
      <text:p text:style-name="P24">The tricky part was getting the underlying data to reflect the filter how to represent this on the screen. </text:p>
      <text:p text:style-name="P22"/>
      <text:p text:style-name="P23">The development of the GUI.</text:p>
      <text:p text:style-name="P24">Development of GUIs is a very specialised skill, and initially caused quite a lot of problems. </text:p>
      <text:p text:style-name="P24"/>
      <text:p text:style-name="P24">Initial effort was spent trying to manually code the interface but this was found to be extremely time consuming yielding mediocre results. <text:s/></text:p>
      <text:p text:style-name="P24"/>
      <text:p text:style-name="P24">Switching to using the netbeans ide for the gui development allowed a more professional finish with much reduced coding time, though the GUI seemed to look different when run outside netbeans. </text:p>
      <text:p text:style-name="P24"/>
      <text:p text:style-name="P23">Deployment to windows and UNIX. </text:p>
      <text:p text:style-name="P26"><text:span text:style-name="T14">One of the problems with this project has been reporting back updates to the supervisor. To enable this, a download site, </text:span><text:span text:style-name="T14">http://unison.sleonard.co.uk was created. <text:s/>In order to provide a useful prototype, a stable build of the code was needed. <text:s/>When one version of the code </text:span><text:span text:style-name="T12">was complete it was placed on the website for downloading.</text:span></text:p>
      <text:p text:style-name="P24"/>
      <text:p text:style-name="P24">When there seemed to be deployment issues</text:p>
      <text:p text:style-name="P22"/>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charset="x-symbol"/>
    <style:font-face style:name="Wingdings 2" svg:font-family="'Wingdings 2'" style:font-charset="x-symbol"/>
    <style:font-face style:name="Arial" svg:font-family="Arial"/>
    <style:font-face style:name="StarSymbol1" svg:font-family="StarSymbol"/>
    <style:font-face style:name="StarSymbol" svg:font-family="StarSymbol, 'Arial Unicode MS'"/>
    <style:font-face style:name="Tahoma" svg:font-family="Tahoma"/>
    <style:font-face style:name="Times" svg:font-family="Times"/>
    <style:font-face style:name="Times1" svg:font-family="Times, 'Times New Roman'"/>
    <style:font-face style:name="DejaVu Sans Mono" svg:font-family="'DejaVu Sans Mono'" style:font-family-generic="modern"/>
    <style:font-face style:name="Helvetica" svg:font-family="Helvetica" style:font-family-generic="swiss"/>
    <style:font-face style:name="DejaVu Sans Mono1" svg:font-family="'DejaVu Sans Mono'" style:font-family-generic="modern" style:font-pitch="fixed"/>
    <style:font-face style:name="DejaVu Sans1" svg:font-family="'DejaVu Sans'" style:font-pitch="variable"/>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1" fo:font-size="12pt" fo:language="en" fo:country="GB" style:letter-kerning="true" style:font-name-asian="DejaVu Sans1" style:font-size-asian="12pt" style:language-asian="en" style:country-asian="US" style:font-name-complex="DejaVu Sans1"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_20_1" style:next-style-name="Text_20_body" style:list-style-name="WW8Num3" style:class="text">
      <style:paragraph-properties fo:margin-left="0cm" fo:margin-right="0cm" fo:text-indent="0cm" style:auto-text-indent="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WW8Num2"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WW8Num2"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list-style-name="WW8Num2"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list-style-name="WW8Num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list-style-name="WW8Num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list-style-name="WW8Num2"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Time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1"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1"/>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499cm"/>
      </text:outline-level-style>
      <text:outline-level-style text:level="2" style:num-suffix="." style:num-format="1" text:start-value="2" text:display-levels="2">
        <style:list-level-properties text:space-before="0.501cm" text:min-label-width="0.499cm"/>
      </text:outline-level-style>
      <text:outline-level-style text:level="3" style:num-suffix="." style:num-format="1" text:start-value="3" text:display-levels="3">
        <style:list-level-properties text:space-before="1cm" text:min-label-width="0.499cm"/>
      </text:outline-level-style>
      <text:outline-level-style text:level="4" style:num-suffix="." style:num-format="1">
        <style:list-level-properties text:space-before="1.501cm" text:min-label-width="0.499cm"/>
      </text:outline-level-style>
      <text:outline-level-style text:level="5" style:num-suffix="." style:num-format="1">
        <style:list-level-properties text:space-before="2cm" text:min-label-width="0.499cm"/>
      </text:outline-level-style>
      <text:outline-level-style text:level="6" style:num-suffix="." style:num-format="1">
        <style:list-level-properties text:space-before="2.501cm" text:min-label-width="0.499cm"/>
      </text:outline-level-style>
      <text:outline-level-style text:level="7" style:num-suffix="." style:num-format="1">
        <style:list-level-properties text:space-before="3.001cm" text:min-label-width="0.499cm"/>
      </text:outline-level-style>
      <text:outline-level-style text:level="8" style:num-suffix="." style:num-format="1">
        <style:list-level-properties text:space-before="3.502cm" text:min-label-width="0.499cm"/>
      </text:outline-level-style>
      <text:outline-level-style text:level="9" style:num-suffix="." style:num-format="1">
        <style:list-level-properties text:space-before="4.001cm" text:min-label-width="0.49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text:start-value="2" text:display-levels="2">
        <style:list-level-properties text:space-before="0.501cm" text:min-label-width="0.499cm"/>
      </text:list-level-style-number>
      <text:list-level-style-number text:level="3" style:num-suffix="." style:num-format="1" text:start-value="3" text:display-levels="3">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text:list-level-style-number text:level="2" style:num-format="1" text:start-value="2" text:display-levels="2"/>
      <text:list-level-style-number text:level="3" style:num-format="" text:start-value="3"/>
      <text:list-level-style-number text:level="4" style:num-format="" text:start-value="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3">
      <text:list-level-style-number text:level="1" style:num-prefix=" " style:num-suffix=" " style:num-format="1">
        <style:list-level-properties text:space-before="-0.499cm" text:min-label-width="0.499cm"/>
      </text:list-level-style-number>
      <text:list-level-style-number text:level="2" style:num-prefix=" " style:num-suffix=" " style:num-format="1" text:start-value="2" text:display-levels="2">
        <style:list-level-properties text:min-label-width="0.499cm"/>
      </text:list-level-style-number>
      <text:list-level-style-number text:level="3" style:num-prefix=" " style:num-suffix=" " style:num-format="1" text:start-value="3" text:display-levels="3">
        <style:list-level-properties text:space-before="0.499cm" text:min-label-width="1cm"/>
      </text:list-level-style-number>
      <text:list-level-style-number text:level="4" style:num-prefix=" " style:num-suffix=" " style:num-format="1" text:start-value="4" text:display-levels="4">
        <style:list-level-properties text:space-before="1.499cm" text:min-label-width="1.251cm"/>
      </text:list-level-style-number>
      <text:list-level-style-number text:level="5" style:num-prefix=" " style:num-suffix=" " style:num-format="1" text:start-value="5" text:display-levels="5">
        <style:list-level-properties text:space-before="2.75cm" text:min-label-width="1.499cm"/>
      </text:list-level-style-number>
      <text:list-level-style-number text:level="6" style:num-prefix=" " style:num-suffix=" " style:num-format="1" text:start-value="6" text:display-levels="6">
        <style:list-level-properties text:space-before="4.249cm" text:min-label-width="1.801cm"/>
      </text:list-level-style-number>
      <text:list-level-style-number text:level="7" style:num-prefix=" " style:num-suffix=" " style:num-format="1" text:start-value="7" text:display-levels="7">
        <style:list-level-properties text:space-before="6.05cm" text:min-label-width="2.3cm"/>
      </text:list-level-style-number>
      <text:list-level-style-number text:level="8" style:num-prefix=" " style:num-suffix=" " style:num-format="1" text:start-value="8" text:display-levels="8">
        <style:list-level-properties text:space-before="8.35cm" text:min-label-width="2.6cm"/>
      </text:list-level-style-number>
      <text:list-level-style-number text:level="9" style:num-prefix=" " style:num-suffix=" " style:num-format="1" text:start-value="9" text:display-levels="9">
        <style:list-level-properties text:space-before="10.95cm" text:min-label-width="2.801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2"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Wingdings"/>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2"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Wingdings"/>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2"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Wingdings"/>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2"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Wingdings"/>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tephen Leonard</meta:initial-creator>
    <meta:creation-date>2007-06-09T09:04:27</meta:creation-date>
    <dc:creator>Stephen Leonard</dc:creator>
    <dc:date>2007-11-11T12:30:11</dc:date>
    <meta:print-date>2007-06-18T16:33:00</meta:print-date>
    <dc:language>en-GB</dc:language>
    <meta:editing-cycles>489</meta:editing-cycles>
    <meta:editing-duration>P4DT7H18M21S</meta:editing-duration>
    <meta:user-defined meta:name="Info 1"/>
    <meta:user-defined meta:name="Info 2"/>
    <meta:user-defined meta:name="Info 3"/>
    <meta:user-defined meta:name="Info 4"/>
    <meta:document-statistic meta:table-count="2" meta:image-count="0" meta:object-count="0" meta:page-count="12" meta:paragraph-count="233" meta:word-count="4953" meta:character-count="30420"/>
  </office:meta>
</office:document-meta>
</file>